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0pt" style:text-underline-style="none" fo:font-weight="bold" officeooo:rsid="0000afcb" officeooo:paragraph-rsid="0000888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egoe UI" fo:font-size="10pt" style:text-underline-style="none" fo:font-weight="bold" officeooo:rsid="0000afcb" officeooo:paragraph-rsid="0006297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egoe UI" fo:font-size="10pt" style:text-underline-style="none" fo:font-weight="bold" officeooo:rsid="0000afcb" officeooo:paragraph-rsid="00081091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egoe UI" fo:font-size="10pt" style:text-underline-style="none" fo:font-weight="bold" officeooo:rsid="0000afcb" officeooo:paragraph-rsid="00091a57" style:font-size-asian="10pt" style:font-weight-asian="bold" style:font-size-complex="10pt" style:font-weight-complex="bold"/>
    </style:style>
    <style:style style:name="P5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0888e" style:font-size-asian="12.25pt" style:font-weight-asian="bold" style:font-size-complex="14pt" style:font-weight-complex="bold"/>
    </style:style>
    <style:style style:name="P6" style:family="paragraph" style:parent-style-name="Standard">
      <style:text-properties style:font-name="Segoe UI" fo:font-size="10pt" fo:font-style="italic" style:text-underline-style="none" fo:font-weight="bold" officeooo:rsid="0000afcb" officeooo:paragraph-rsid="00062979" style:font-size-asian="10pt" style:font-style-asian="italic" style:font-weight-asian="bold" style:font-size-complex="10pt" style:font-style-complex="italic" style:font-weight-complex="bold"/>
    </style:style>
    <style:style style:name="P7" style:family="paragraph" style:parent-style-name="Standard">
      <style:text-properties style:font-name="Segoe UI" fo:font-size="10pt" fo:font-style="italic" style:text-underline-style="none" fo:font-weight="bold" officeooo:rsid="0000afcb" officeooo:paragraph-rsid="00081091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style:font-name="Segoe UI" fo:font-size="10pt" fo:font-style="italic" style:text-underline-style="none" fo:font-weight="bold" officeooo:rsid="0000afcb" officeooo:paragraph-rsid="00091a57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style:font-name="Segoe UI" fo:font-size="10pt" fo:font-style="italic" style:text-underline-style="none" fo:font-weight="bold" officeooo:rsid="0000afcb" officeooo:paragraph-rsid="000de1ac" style:font-size-asian="10pt" style:font-style-asian="italic" style:font-weight-asian="bold" style:font-size-complex="10pt" style:font-style-complex="italic" style:font-weight-complex="bold"/>
    </style:style>
    <style:style style:name="P11" style:family="paragraph" style:parent-style-name="Standard">
      <style:text-properties style:font-name="Segoe UI" fo:font-size="10pt" fo:font-style="italic" style:text-underline-style="none" fo:font-weight="bold" officeooo:rsid="0000afcb" officeooo:paragraph-rsid="000e4f6d" style:font-size-asian="10pt" style:font-style-asian="italic" style:font-weight-asian="bold" style:font-size-complex="10pt" style:font-style-complex="italic" style:font-weight-complex="bold"/>
    </style:style>
    <style:style style:name="P12" style:family="paragraph" style:parent-style-name="Standard">
      <style:text-properties style:font-name="Segoe UI" fo:font-size="14pt" fo:font-weight="bold" officeooo:rsid="0000afcb" officeooo:paragraph-rsid="0000888e" style:font-size-asian="12.25pt" style:font-weight-asian="bold" style:font-size-complex="14pt" style:font-weight-complex="bold"/>
    </style:style>
    <style:style style:name="P13" style:family="paragraph" style:parent-style-name="Standard">
      <style:text-properties style:font-name="Segoe UI" fo:font-size="12pt" style:text-underline-style="none" fo:font-weight="bold" officeooo:rsid="0000afcb" officeooo:paragraph-rsid="0000888e" style:font-size-asian="12.25pt" style:font-weight-asian="bold" style:font-size-complex="14pt" style:font-weight-complex="bold"/>
    </style:style>
    <style:style style:name="P14" style:family="paragraph" style:parent-style-name="Standard">
      <style:text-properties officeooo:paragraph-rsid="000e4f6d"/>
    </style:style>
    <style:style style:name="P15" style:family="paragraph" style:parent-style-name="Standard">
      <style:text-properties style:font-name="Segoe UI" fo:font-size="10pt" style:text-underline-style="none" fo:font-weight="normal" officeooo:rsid="00127e04" officeooo:paragraph-rsid="0000888e" style:font-size-asian="10pt" style:font-weight-asian="normal" style:font-size-complex="10pt" style:font-weight-complex="normal"/>
    </style:style>
    <style:style style:name="P16" style:family="paragraph" style:parent-style-name="Standard">
      <style:text-properties style:font-name="Segoe UI" fo:font-size="10pt" style:text-underline-style="none" fo:font-weight="normal" officeooo:rsid="00127e04" officeooo:paragraph-rsid="00081091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egoe UI" fo:font-size="10pt" style:text-underline-style="none" fo:font-weight="normal" officeooo:rsid="00127e04" officeooo:paragraph-rsid="00091a57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Segoe UI" fo:font-size="10pt" style:text-underline-style="none" fo:font-weight="normal" officeooo:rsid="00127e04" officeooo:paragraph-rsid="000abd1d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Segoe UI" fo:font-size="10pt" style:text-underline-style="none" fo:font-weight="normal" officeooo:rsid="00127e04" officeooo:paragraph-rsid="000e4f6d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Segoe UI" fo:font-size="10pt" style:text-underline-style="none" fo:font-weight="normal" officeooo:rsid="00127e04" officeooo:paragraph-rsid="00158afe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Segoe UI" fo:font-size="10pt" style:text-underline-style="none" fo:font-weight="normal" officeooo:rsid="00127e04" officeooo:paragraph-rsid="0017b522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egoe UI" fo:font-size="10pt" style:text-underline-style="none" fo:font-weight="normal" officeooo:rsid="00127e04" officeooo:paragraph-rsid="001b1bca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Segoe UI" fo:font-size="10pt" style:text-underline-style="none" fo:font-weight="normal" officeooo:rsid="00127e04" officeooo:paragraph-rsid="001d5722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Segoe UI" fo:font-size="10pt" style:text-underline-style="none" fo:font-weight="normal" officeooo:rsid="00127e04" officeooo:paragraph-rsid="001f468b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Segoe UI" fo:font-size="10pt" style:text-underline-style="none" fo:font-weight="normal" officeooo:rsid="00127e04" officeooo:paragraph-rsid="0020dac3" style:font-size-asian="10pt" style:font-weight-asian="normal" style:font-size-complex="10pt" style:font-weight-complex="normal"/>
    </style:style>
    <style:style style:name="P26" style:family="paragraph" style:parent-style-name="Standard" style:list-style-name="L2">
      <style:text-properties style:font-name="Segoe UI" fo:font-size="10pt" style:text-underline-style="none" fo:font-weight="normal" officeooo:rsid="00081091" officeooo:paragraph-rsid="00081091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Segoe UI" fo:font-size="10pt" style:text-underline-style="none" fo:font-weight="bold" officeooo:rsid="00127e04" officeooo:paragraph-rsid="000abd1d" style:font-size-asian="10pt" style:font-weight-asian="bold" style:font-size-complex="10pt" style:font-weight-complex="bold"/>
    </style:style>
    <style:style style:name="P28" style:family="paragraph" style:parent-style-name="Standard">
      <style:text-properties style:font-name="Segoe UI" fo:font-size="10pt" style:text-underline-style="none" fo:font-weight="bold" officeooo:rsid="0000afcb" officeooo:paragraph-rsid="00158afe" style:font-size-asian="10pt" style:font-weight-asian="bold" style:font-size-complex="10pt" style:font-weight-complex="bold"/>
    </style:style>
    <style:style style:name="P29" style:family="paragraph" style:parent-style-name="Standard">
      <style:text-properties style:font-name="Segoe UI" fo:font-size="10pt" style:text-underline-style="none" fo:font-weight="bold" officeooo:rsid="0000afcb" officeooo:paragraph-rsid="0017b522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Segoe UI" fo:font-size="10pt" style:text-underline-style="none" fo:font-weight="bold" officeooo:rsid="0000afcb" officeooo:paragraph-rsid="001b1bca" style:font-size-asian="10pt" style:font-weight-asian="bold" style:font-size-complex="10pt" style:font-weight-complex="bold"/>
    </style:style>
    <style:style style:name="P31" style:family="paragraph" style:parent-style-name="Standard">
      <style:text-properties style:font-name="Segoe UI" fo:font-size="10pt" style:text-underline-style="none" fo:font-weight="bold" officeooo:rsid="0000afcb" officeooo:paragraph-rsid="001d5722" style:font-size-asian="10pt" style:font-weight-asian="bold" style:font-size-complex="10pt" style:font-weight-complex="bold"/>
    </style:style>
    <style:style style:name="P32" style:family="paragraph" style:parent-style-name="Standard">
      <style:text-properties style:font-name="Segoe UI" fo:font-size="10pt" style:text-underline-style="none" fo:font-weight="bold" officeooo:rsid="0000afcb" officeooo:paragraph-rsid="001f468b" style:font-size-asian="10pt" style:font-weight-asian="bold" style:font-size-complex="10pt" style:font-weight-complex="bold"/>
    </style:style>
    <style:style style:name="P33" style:family="paragraph" style:parent-style-name="Standard">
      <style:text-properties style:font-name="Segoe UI" fo:font-size="10pt" style:text-underline-style="none" fo:font-weight="bold" officeooo:rsid="0000afcb" officeooo:paragraph-rsid="0020dac3" style:font-size-asian="10pt" style:font-weight-asian="bold" style:font-size-complex="10pt" style:font-weight-complex="bold"/>
    </style:style>
    <style:style style:name="P34" style:family="paragraph" style:parent-style-name="Standard" style:list-style-name="L1">
      <style:text-properties style:font-name="Segoe UI" fo:font-size="10pt" fo:font-style="italic" style:text-underline-style="none" fo:font-weight="bold" officeooo:rsid="00062979" officeooo:paragraph-rsid="00062979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 style:list-style-name="L1">
      <style:text-properties style:font-name="Segoe UI" fo:font-size="10pt" fo:font-style="italic" style:text-underline-style="none" fo:font-weight="bold" officeooo:rsid="00081091" officeooo:paragraph-rsid="00081091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 style:list-style-name="L4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text-properties style:font-name="Segoe UI" fo:font-size="10pt" fo:font-style="italic" style:text-underline-style="none" fo:font-weight="bold" officeooo:rsid="0000afcb" officeooo:paragraph-rsid="00158afe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text-properties style:font-name="Segoe UI" fo:font-size="10pt" fo:font-style="italic" style:text-underline-style="none" fo:font-weight="bold" officeooo:rsid="0000afcb" officeooo:paragraph-rsid="0017b522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text-properties style:font-name="Segoe UI" fo:font-size="10pt" fo:font-style="italic" style:text-underline-style="none" fo:font-weight="bold" officeooo:rsid="0000afcb" officeooo:paragraph-rsid="00184a3d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text-properties style:font-name="Segoe UI" fo:font-size="10pt" fo:font-style="italic" style:text-underline-style="none" fo:font-weight="bold" officeooo:rsid="0000afcb" officeooo:paragraph-rsid="0019d311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text-properties style:font-name="Segoe UI" fo:font-size="10pt" fo:font-style="italic" style:text-underline-style="none" fo:font-weight="bold" officeooo:rsid="0000afcb" officeooo:paragraph-rsid="001b1bca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text-properties style:font-name="Segoe UI" fo:font-size="10pt" fo:font-style="italic" style:text-underline-style="none" fo:font-weight="bold" officeooo:rsid="0000afcb" officeooo:paragraph-rsid="001d5722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style:text-properties style:font-name="Segoe UI" fo:font-size="10pt" fo:font-style="italic" style:text-underline-style="none" fo:font-weight="bold" officeooo:rsid="0000afcb" officeooo:paragraph-rsid="001f468b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Standard">
      <style:text-properties style:font-name="Segoe UI" fo:font-size="10pt" fo:font-style="italic" style:text-underline-style="none" fo:font-weight="bold" officeooo:rsid="0000afcb" officeooo:paragraph-rsid="0020dac3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text-properties style:font-name="Segoe UI" fo:font-size="10pt" fo:font-style="italic" style:text-underline-style="none" fo:font-weight="bold" officeooo:rsid="0000afcb" officeooo:paragraph-rsid="002254f9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 style:list-style-name="L6">
      <style:text-properties style:font-name="Segoe UI" fo:font-size="10pt" fo:font-style="italic" style:text-underline-style="none" fo:font-weight="bold" officeooo:rsid="0012e47a" officeooo:paragraph-rsid="0012e47a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Standard" style:list-style-name="L6">
      <style:text-properties style:font-name="Segoe UI" fo:font-size="10pt" fo:font-style="italic" style:text-underline-style="none" fo:font-weight="bold" officeooo:rsid="001443c2" officeooo:paragraph-rsid="001443c2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 style:list-style-name="L6">
      <style:text-properties style:font-name="Segoe UI" fo:font-size="10pt" fo:font-style="italic" style:text-underline-style="none" fo:font-weight="bold" officeooo:rsid="001443c2" officeooo:paragraph-rsid="002254f9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Standard" style:list-style-name="L8">
      <style:text-properties style:font-name="Segoe UI" fo:font-size="10pt" fo:font-style="italic" style:text-underline-style="none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Standard" style:list-style-name="L2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52" style:family="paragraph" style:parent-style-name="Standard" style:list-style-name="L3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53" style:family="paragraph" style:parent-style-name="Standard" style:list-style-name="L2">
      <style:text-properties style:font-name="Segoe UI" fo:font-size="10pt" fo:font-style="italic" style:text-underline-style="none" fo:font-weight="normal" officeooo:rsid="000b5890" officeooo:paragraph-rsid="000b5890" style:font-size-asian="10pt" style:font-style-asian="italic" style:font-weight-asian="normal" style:font-size-complex="10pt" style:font-style-complex="italic" style:font-weight-complex="normal"/>
    </style:style>
    <style:style style:name="P54" style:family="paragraph" style:parent-style-name="Standard" style:list-style-name="L3">
      <style:text-properties style:font-name="Segoe UI" fo:font-size="10pt" fo:font-style="italic" style:text-underline-style="none" fo:font-weight="normal" officeooo:rsid="00091a57" officeooo:paragraph-rsid="00091a57" style:font-size-asian="10pt" style:font-style-asian="italic" style:font-weight-asian="normal" style:font-size-complex="10pt" style:font-style-complex="italic" style:font-weight-complex="normal"/>
    </style:style>
    <style:style style:name="P55" style:family="paragraph" style:parent-style-name="Standard" style:list-style-name="L7">
      <style:text-properties style:font-name="Segoe UI" fo:font-size="10pt" fo:font-style="italic" style:text-underline-style="none" fo:font-weight="normal" officeooo:rsid="0015ee34" officeooo:paragraph-rsid="0015ee34" style:font-size-asian="10pt" style:font-style-asian="italic" style:font-weight-asian="normal" style:font-size-complex="10pt" style:font-style-complex="italic" style:font-weight-complex="normal"/>
    </style:style>
    <style:style style:name="P56" style:family="paragraph" style:parent-style-name="Standard" style:list-style-name="L7">
      <style:text-properties style:font-name="Segoe UI" fo:font-size="10pt" fo:font-style="italic" style:text-underline-style="none" fo:font-weight="normal" officeooo:rsid="0015ee34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57" style:family="paragraph" style:parent-style-name="Standard">
      <style:text-properties style:font-name="Segoe UI" fo:font-size="10pt" fo:font-style="italic" style:text-underline-style="none" fo:font-weight="normal" officeooo:rsid="0015ee34" officeooo:paragraph-rsid="0015ee34" style:font-size-asian="10pt" style:font-style-asian="italic" style:font-weight-asian="normal" style:font-size-complex="10pt" style:font-style-complex="italic" style:font-weight-complex="normal"/>
    </style:style>
    <style:style style:name="P58" style:family="paragraph" style:parent-style-name="Standard">
      <style:text-properties style:font-name="Segoe UI" fo:font-size="10pt" fo:font-style="italic" style:text-underline-style="none" fo:font-weight="normal" officeooo:rsid="0015ee34" officeooo:paragraph-rsid="001b1bca" style:font-size-asian="10pt" style:font-style-asian="italic" style:font-weight-asian="normal" style:font-size-complex="10pt" style:font-style-complex="italic" style:font-weight-complex="normal"/>
    </style:style>
    <style:style style:name="P59" style:family="paragraph" style:parent-style-name="Standard">
      <style:text-properties style:font-name="Segoe UI" fo:font-size="10pt" fo:font-style="italic" style:text-underline-style="none" fo:font-weight="normal" officeooo:rsid="0015ee34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60" style:family="paragraph" style:parent-style-name="Standard">
      <style:text-properties style:font-name="Segoe UI" fo:font-size="10pt" fo:font-style="italic" style:text-underline-style="none" fo:font-weight="normal" officeooo:rsid="001d5722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Standard" style:list-style-name="L7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Standard" style:list-style-name="L12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Standard" style:list-style-name="L5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e4f6d" style:font-size-asian="10pt" style:font-style-asian="italic" style:font-weight-asian="bold" style:font-size-complex="10pt" style:font-style-complex="italic" style:font-weight-complex="bold"/>
    </style:style>
    <style:style style:name="P64" style:family="paragraph" style:parent-style-name="Standard" style:list-style-name="L5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f83cf" style:font-size-asian="10pt" style:font-style-asian="italic" style:font-weight-asian="bold" style:font-size-complex="10pt" style:font-style-complex="italic" style:font-weight-complex="bold"/>
    </style:style>
    <style:style style:name="P65" style:family="paragraph" style:parent-style-name="Standard" style:list-style-name="L5">
      <style:text-properties style:font-name="Segoe UI" fo:font-size="10pt" fo:font-style="italic" style:text-underline-style="solid" style:text-underline-width="auto" style:text-underline-color="font-color" fo:font-weight="bold" officeooo:rsid="000f83cf" officeooo:paragraph-rsid="000f83cf" style:font-size-asian="10pt" style:font-style-asian="italic" style:font-weight-asian="bold" style:font-size-complex="10pt" style:font-style-complex="italic" style:font-weight-complex="bold"/>
    </style:style>
    <style:style style:name="P66" style:family="paragraph" style:parent-style-name="Standard" style:list-style-name="L6">
      <style:text-properties style:font-name="Segoe UI" fo:font-size="10pt" fo:font-style="italic" style:text-underline-style="solid" style:text-underline-width="auto" style:text-underline-color="font-color" fo:font-weight="bold" officeooo:rsid="0014c48f" officeooo:paragraph-rsid="0014c48f" style:font-size-asian="10pt" style:font-style-asian="italic" style:font-weight-asian="bold" style:font-size-complex="10pt" style:font-style-complex="italic" style:font-weight-complex="bold"/>
    </style:style>
    <style:style style:name="P67" style:family="paragraph" style:parent-style-name="Standard" style:list-style-name="L8">
      <style:text-properties style:font-name="Segoe UI" fo:font-size="10pt" fo:font-style="italic" style:text-underline-style="solid" style:text-underline-width="auto" style:text-underline-color="font-color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68" style:family="paragraph" style:parent-style-name="Standard" style:list-style-name="L10">
      <style:text-properties style:font-name="Segoe UI" fo:font-size="10pt" fo:font-style="italic" style:text-underline-style="solid" style:text-underline-width="auto" style:text-underline-color="font-color" fo:font-weight="bold" officeooo:rsid="001b1bca" officeooo:paragraph-rsid="001b1bca" style:font-size-asian="10pt" style:font-style-asian="italic" style:font-weight-asian="bold" style:font-size-complex="10pt" style:font-style-complex="italic" style:font-weight-complex="bold"/>
    </style:style>
    <style:style style:name="P69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b1bca" style:font-size-asian="10pt" style:font-style-asian="italic" style:font-weight-asian="normal" style:font-size-complex="10pt" style:font-style-complex="italic" style:font-weight-complex="normal"/>
    </style:style>
    <style:style style:name="P70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71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normal" officeooo:rsid="001c27f1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72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normal" officeooo:rsid="001d5722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73" style:family="paragraph" style:parent-style-name="Standard" style:list-style-name="L12">
      <style:text-properties style:font-name="Segoe UI" fo:font-size="10pt" fo:font-style="italic" style:text-underline-style="solid" style:text-underline-width="auto" style:text-underline-color="font-color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74" style:family="paragraph" style:parent-style-name="Standard" style:list-style-name="L13">
      <style:text-properties style:font-name="Segoe UI" fo:font-size="10pt" fo:font-style="italic" style:text-underline-style="solid" style:text-underline-width="auto" style:text-underline-color="font-color" fo:font-weight="normal" officeooo:rsid="002254f9" officeooo:paragraph-rsid="002254f9" style:font-size-asian="10pt" style:font-style-asian="italic" style:font-weight-asian="normal" style:font-size-complex="10pt" style:font-style-complex="italic" style:font-weight-complex="normal"/>
    </style:style>
    <style:style style:name="P75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62979" officeooo:paragraph-rsid="00062979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91a57" officeooo:paragraph-rsid="00091a57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text-properties style:font-name="Segoe UI" fo:font-size="10pt" fo:font-style="normal" style:text-underline-style="none" fo:font-weight="normal" officeooo:rsid="00081091" officeooo:paragraph-rsid="00081091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text-properties style:font-name="Segoe UI" fo:font-size="10pt" fo:font-style="normal" style:text-underline-style="none" fo:font-weight="normal" officeooo:rsid="000de1ac" officeooo:paragraph-rsid="000de1ac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text-properties style:font-name="Segoe UI" fo:font-size="10pt" fo:font-style="normal" style:text-underline-style="none" fo:font-weight="bold" officeooo:rsid="00127e04" officeooo:paragraph-rsid="00081091" style:font-size-asian="10pt" style:font-style-asian="normal" style:font-weight-asian="bold" style:font-size-complex="10pt" style:font-style-complex="normal" style:font-weight-complex="bold"/>
    </style:style>
    <style:style style:name="P80" style:family="paragraph" style:parent-style-name="Standard">
      <style:text-properties style:font-name="Segoe UI" fo:font-size="10pt" fo:font-style="normal" style:text-underline-style="none" fo:font-weight="bold" officeooo:rsid="00127e04" officeooo:paragraph-rsid="000de1ac" style:font-size-asian="10pt" style:font-style-asian="normal" style:font-weight-asian="bold" style:font-size-complex="10pt" style:font-style-complex="normal" style:font-weight-complex="bold"/>
    </style:style>
    <style:style style:name="P81" style:family="paragraph" style:parent-style-name="Standard" style:list-style-name="L6">
      <style:text-properties style:font-name="Segoe UI" fo:font-size="10pt" fo:font-style="normal" style:text-underline-style="none" fo:font-weight="bold" officeooo:rsid="001443c2" officeooo:paragraph-rsid="001443c2" style:font-size-asian="10pt" style:font-style-asian="normal" style:font-weight-asian="bold" style:font-size-complex="10pt" style:font-style-complex="normal" style:font-weight-complex="bold"/>
    </style:style>
    <style:style style:name="P82" style:family="paragraph" style:parent-style-name="Standard" style:list-style-name="L6">
      <style:text-properties style:font-name="Segoe UI" fo:font-size="10pt" fo:font-style="normal" style:text-underline-style="none" fo:font-weight="bold" officeooo:rsid="001443c2" officeooo:paragraph-rsid="002254f9" style:font-size-asian="10pt" style:font-style-asian="normal" style:font-weight-asian="bold" style:font-size-complex="10pt" style:font-style-complex="normal" style:font-weight-complex="bold"/>
    </style:style>
    <style:style style:name="P83" style:family="paragraph" style:parent-style-name="Standard" style:list-style-name="L1">
      <style:text-properties officeooo:paragraph-rsid="00062979"/>
    </style:style>
    <style:style style:name="P84" style:family="paragraph" style:parent-style-name="Standard" style:list-style-name="L1">
      <style:text-properties fo:font-style="italic" style:text-underline-style="none" officeooo:rsid="00062979" officeooo:paragraph-rsid="00062979" style:font-style-asian="italic" style:font-style-complex="italic"/>
    </style:style>
    <style:style style:name="P85" style:family="paragraph" style:parent-style-name="Standard" style:list-style-name="L11">
      <style:text-properties fo:font-style="italic" officeooo:rsid="001b1bca" officeooo:paragraph-rsid="001b1bca" style:font-style-asian="italic" style:font-style-complex="italic"/>
    </style:style>
    <style:style style:name="P86" style:family="paragraph" style:parent-style-name="Standard" style:list-style-name="L4">
      <style:text-properties officeooo:paragraph-rsid="000abd1d"/>
    </style:style>
    <style:style style:name="P87" style:family="paragraph" style:parent-style-name="Standard" style:list-style-name="L11">
      <style:text-properties officeooo:paragraph-rsid="001b1bc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e04" style:font-weight-asian="normal" style:font-weight-complex="normal"/>
    </style:style>
    <style:style style:name="T3" style:family="text">
      <style:text-properties fo:font-weight="normal" officeooo:rsid="00062979" style:font-weight-asian="normal" style:font-weight-complex="normal"/>
    </style:style>
    <style:style style:name="T4" style:family="text">
      <style:text-properties fo:font-weight="normal" officeooo:rsid="00091a57" style:font-weight-asian="normal" style:font-weight-complex="normal"/>
    </style:style>
    <style:style style:name="T5" style:family="text">
      <style:text-properties fo:font-weight="normal" officeooo:rsid="000abd1d" style:font-weight-asian="normal" style:font-weight-complex="normal"/>
    </style:style>
    <style:style style:name="T6" style:family="text">
      <style:text-properties fo:font-weight="normal" officeooo:rsid="000de1ac" style:font-weight-asian="normal" style:font-weight-complex="normal"/>
    </style:style>
    <style:style style:name="T7" style:family="text">
      <style:text-properties fo:font-weight="normal" officeooo:rsid="00184a3d" style:font-weight-asian="normal" style:font-weight-complex="normal"/>
    </style:style>
    <style:style style:name="T8" style:family="text">
      <style:text-properties fo:font-weight="normal" officeooo:rsid="001c27f1" style:font-weight-asian="normal" style:font-weight-complex="normal"/>
    </style:style>
    <style:style style:name="T9" style:family="text">
      <style:text-properties fo:font-weight="normal" officeooo:rsid="0020dac3" style:font-weight-asian="normal" style:font-weight-complex="normal"/>
    </style:style>
    <style:style style:name="T10" style:family="text">
      <style:text-properties fo:font-weight="normal" officeooo:rsid="002254f9" style:font-weight-asian="normal" style:font-weight-complex="normal"/>
    </style:style>
    <style:style style:name="T11" style:family="text">
      <style:text-properties officeooo:rsid="00127e04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text-underline-style="none" fo:font-weight="normal" officeooo:rsid="000f83cf" style:font-weight-asian="normal" style:font-weight-complex="normal"/>
    </style:style>
    <style:style style:name="T15" style:family="text">
      <style:text-properties officeooo:rsid="0000888e"/>
    </style:style>
    <style:style style:name="T16" style:family="text">
      <style:text-properties fo:color="#000000" fo:font-size="12pt" fo:font-style="normal" style:font-size-asian="12pt" style:font-style-asian="normal"/>
    </style:style>
    <style:style style:name="T17" style:family="text">
      <style:text-properties fo:color="#000000" fo:font-size="12pt" fo:font-style="normal" officeooo:rsid="0002d49d" style:font-size-asian="12pt" style:font-style-asian="normal"/>
    </style:style>
    <style:style style:name="T18" style:family="text">
      <style:text-properties fo:color="#000000" fo:font-size="12pt" fo:font-style="normal" fo:font-weight="normal" officeooo:rsid="0002d49d" fo:background-color="#ffffff" loext:char-shading-value="0" style:font-size-asian="12pt" style:font-style-asian="normal" style:font-weight-asian="normal" style:font-style-complex="normal" style:font-weight-complex="normal"/>
    </style:style>
    <style:style style:name="T19" style:family="text">
      <style:text-properties fo:color="#000000" fo:font-size="12pt" fo:font-style="normal" fo:font-weight="normal" officeooo:rsid="0000888e" fo:background-color="#ffffff" loext:char-shading-value="0" style:font-size-asian="12pt" style:font-style-asian="normal" style:font-weight-asian="normal" style:font-style-complex="normal" style:font-weight-complex="normal"/>
    </style:style>
    <style:style style:name="T20" style:family="text">
      <style:text-properties fo:color="#000000" fo:font-size="12pt" fo:font-style="italic" fo:font-weight="normal" officeooo:rsid="0000888e" fo:background-color="#ffffff" loext:char-shading-value="0" style:font-size-asian="12pt" style:font-style-asian="italic" style:font-weight-asian="normal" style:font-style-complex="italic" style:font-weight-complex="normal"/>
    </style:style>
    <style:style style:name="T21" style:family="text">
      <style:text-properties fo:font-size="14pt" officeooo:rsid="00127e04" style:font-size-asian="14pt" style:font-size-complex="14pt"/>
    </style:style>
    <style:style style:name="T22" style:family="text">
      <style:text-properties fo:font-size="14pt" officeooo:rsid="00033b21" style:font-size-asian="14pt" style:font-size-complex="14pt"/>
    </style:style>
    <style:style style:name="T23" style:family="text">
      <style:text-properties fo:font-size="14pt" officeooo:rsid="00062979" style:font-size-asian="14pt" style:font-size-complex="14pt"/>
    </style:style>
    <style:style style:name="T24" style:family="text">
      <style:text-properties fo:font-size="14pt" style:text-underline-style="solid" style:text-underline-width="auto" style:text-underline-color="font-color" officeooo:rsid="00062979" style:font-size-asian="14pt" style:font-size-complex="14pt"/>
    </style:style>
    <style:style style:name="T25" style:family="text">
      <style:text-properties fo:font-size="14pt" fo:font-style="normal" style:text-underline-style="solid" style:text-underline-width="auto" style:text-underline-color="font-color" officeooo:rsid="00081091" style:font-size-asian="14pt" style:font-style-asian="normal" style:font-size-complex="14pt" style:font-style-complex="normal"/>
    </style:style>
    <style:style style:name="T26" style:family="text">
      <style:text-properties fo:font-size="14pt" fo:font-style="normal" style:text-underline-style="solid" style:text-underline-width="auto" style:text-underline-color="font-color" officeooo:rsid="00091a57" style:font-size-asian="14pt" style:font-style-asian="normal" style:font-size-complex="14pt" style:font-style-complex="normal"/>
    </style:style>
    <style:style style:name="T27" style:family="text">
      <style:text-properties fo:font-size="14pt" fo:font-style="normal" style:text-underline-style="solid" style:text-underline-width="auto" style:text-underline-color="font-color" officeooo:rsid="000abd1d" style:font-size-asian="14pt" style:font-style-asian="normal" style:font-size-complex="14pt" style:font-style-complex="normal"/>
    </style:style>
    <style:style style:name="T28" style:family="text">
      <style:text-properties fo:font-size="14pt" fo:font-style="normal" style:text-underline-style="solid" style:text-underline-width="auto" style:text-underline-color="font-color" officeooo:rsid="001050a7" style:font-size-asian="14pt" style:font-style-asian="normal" style:font-size-complex="14pt" style:font-style-complex="normal"/>
    </style:style>
    <style:style style:name="T29" style:family="text">
      <style:text-properties fo:font-size="14pt" fo:font-style="normal" style:text-underline-style="solid" style:text-underline-width="auto" style:text-underline-color="font-color" officeooo:rsid="0015ee34" style:font-size-asian="14pt" style:font-style-asian="normal" style:font-size-complex="14pt" style:font-style-complex="normal"/>
    </style:style>
    <style:style style:name="T30" style:family="text">
      <style:text-properties fo:font-size="14pt" fo:font-style="normal" style:text-underline-style="solid" style:text-underline-width="auto" style:text-underline-color="font-color" officeooo:rsid="0017b522" style:font-size-asian="14pt" style:font-style-asian="normal" style:font-size-complex="14pt" style:font-style-complex="normal"/>
    </style:style>
    <style:style style:name="T31" style:family="text">
      <style:text-properties fo:font-size="14pt" fo:font-style="normal" style:text-underline-style="solid" style:text-underline-width="auto" style:text-underline-color="font-color" officeooo:rsid="0019d311" style:font-size-asian="14pt" style:font-style-asian="normal" style:font-size-complex="14pt" style:font-style-complex="normal"/>
    </style:style>
    <style:style style:name="T32" style:family="text">
      <style:text-properties fo:font-size="14pt" fo:font-style="normal" style:text-underline-style="solid" style:text-underline-width="auto" style:text-underline-color="font-color" officeooo:rsid="001b1bca" style:font-size-asian="14pt" style:font-style-asian="normal" style:font-size-complex="14pt" style:font-style-complex="normal"/>
    </style:style>
    <style:style style:name="T33" style:family="text">
      <style:text-properties fo:font-size="14pt" fo:font-style="normal" style:text-underline-style="solid" style:text-underline-width="auto" style:text-underline-color="font-color" officeooo:rsid="001c27f1" style:font-size-asian="14pt" style:font-style-asian="normal" style:font-size-complex="14pt" style:font-style-complex="normal"/>
    </style:style>
    <style:style style:name="T34" style:family="text">
      <style:text-properties fo:font-size="14pt" fo:font-style="normal" style:text-underline-style="solid" style:text-underline-width="auto" style:text-underline-color="font-color" officeooo:rsid="001d5722" style:font-size-asian="14pt" style:font-style-asian="normal" style:font-size-complex="14pt" style:font-style-complex="normal"/>
    </style:style>
    <style:style style:name="T35" style:family="text">
      <style:text-properties fo:font-size="14pt" fo:font-style="normal" style:text-underline-style="solid" style:text-underline-width="auto" style:text-underline-color="font-color" officeooo:rsid="001e9f57" style:font-size-asian="14pt" style:font-style-asian="normal" style:font-size-complex="14pt" style:font-style-complex="normal"/>
    </style:style>
    <style:style style:name="T36" style:family="text">
      <style:text-properties fo:font-size="14pt" fo:font-style="normal" style:text-underline-style="solid" style:text-underline-width="auto" style:text-underline-color="font-color" officeooo:rsid="001f468b" style:font-size-asian="14pt" style:font-style-asian="normal" style:font-size-complex="14pt" style:font-style-complex="normal"/>
    </style:style>
    <style:style style:name="T37" style:family="text">
      <style:text-properties fo:font-size="14pt" fo:font-style="normal" style:text-underline-style="solid" style:text-underline-width="auto" style:text-underline-color="font-color" officeooo:rsid="0020dac3" style:font-size-asian="14pt" style:font-style-asian="normal" style:font-size-complex="14pt" style:font-style-complex="normal"/>
    </style:style>
    <style:style style:name="T38" style:family="text">
      <style:text-properties fo:font-size="14pt" fo:font-style="normal" officeooo:rsid="00062979" style:font-size-asian="14pt" style:font-style-asian="normal" style:font-size-complex="14pt" style:font-style-complex="normal"/>
    </style:style>
    <style:style style:name="T39" style:family="text">
      <style:text-properties fo:font-size="14pt" fo:font-style="normal" officeooo:rsid="00127e04" style:font-size-asian="14pt" style:font-style-asian="normal" style:font-size-complex="14pt" style:font-style-complex="normal"/>
    </style:style>
    <style:style style:name="T40" style:family="text">
      <style:text-properties fo:font-size="14pt" fo:font-style="normal" officeooo:rsid="00081091" style:font-size-asian="14pt" style:font-style-asian="normal" style:font-size-complex="14pt" style:font-style-complex="normal"/>
    </style:style>
    <style:style style:name="T41" style:family="text">
      <style:text-properties fo:font-size="14pt" fo:font-style="normal" officeooo:rsid="00091a57" style:font-size-asian="14pt" style:font-style-asian="normal" style:font-size-complex="14pt" style:font-style-complex="normal"/>
    </style:style>
    <style:style style:name="T42" style:family="text">
      <style:text-properties fo:font-size="14pt" fo:font-style="normal" officeooo:rsid="000abd1d" style:font-size-asian="14pt" style:font-style-asian="normal" style:font-size-complex="14pt" style:font-style-complex="normal"/>
    </style:style>
    <style:style style:name="T43" style:family="text">
      <style:text-properties fo:font-size="14pt" fo:font-style="normal" officeooo:rsid="000cbe35" style:font-size-asian="14pt" style:font-style-asian="normal" style:font-size-complex="14pt" style:font-style-complex="normal"/>
    </style:style>
    <style:style style:name="T44" style:family="text">
      <style:text-properties fo:font-size="14pt" fo:font-style="normal" officeooo:rsid="000e4f6d" style:font-size-asian="14pt" style:font-style-asian="normal" style:font-size-complex="14pt" style:font-style-complex="normal"/>
    </style:style>
    <style:style style:name="T45" style:family="text">
      <style:text-properties fo:font-size="14pt" fo:font-style="normal" officeooo:rsid="001050a7" style:font-size-asian="14pt" style:font-style-asian="normal" style:font-size-complex="14pt" style:font-style-complex="normal"/>
    </style:style>
    <style:style style:name="T46" style:family="text">
      <style:text-properties fo:font-size="14pt" fo:font-style="normal" officeooo:rsid="00158afe" style:font-size-asian="14pt" style:font-style-asian="normal" style:font-size-complex="14pt" style:font-style-complex="normal"/>
    </style:style>
    <style:style style:name="T47" style:family="text">
      <style:text-properties fo:font-size="14pt" fo:font-style="normal" officeooo:rsid="0015ee34" style:font-size-asian="14pt" style:font-style-asian="normal" style:font-size-complex="14pt" style:font-style-complex="normal"/>
    </style:style>
    <style:style style:name="T48" style:family="text">
      <style:text-properties fo:font-size="14pt" fo:font-style="normal" officeooo:rsid="0017b522" style:font-size-asian="14pt" style:font-style-asian="normal" style:font-size-complex="14pt" style:font-style-complex="normal"/>
    </style:style>
    <style:style style:name="T49" style:family="text">
      <style:text-properties fo:font-size="14pt" fo:font-style="normal" officeooo:rsid="0019d311" style:font-size-asian="14pt" style:font-style-asian="normal" style:font-size-complex="14pt" style:font-style-complex="normal"/>
    </style:style>
    <style:style style:name="T50" style:family="text">
      <style:text-properties fo:font-size="14pt" fo:font-style="normal" officeooo:rsid="001b1bca" style:font-size-asian="14pt" style:font-style-asian="normal" style:font-size-complex="14pt" style:font-style-complex="normal"/>
    </style:style>
    <style:style style:name="T51" style:family="text">
      <style:text-properties fo:font-size="14pt" fo:font-style="normal" officeooo:rsid="001c27f1" style:font-size-asian="14pt" style:font-style-asian="normal" style:font-size-complex="14pt" style:font-style-complex="normal"/>
    </style:style>
    <style:style style:name="T52" style:family="text">
      <style:text-properties fo:font-size="14pt" fo:font-style="normal" officeooo:rsid="001d5722" style:font-size-asian="14pt" style:font-style-asian="normal" style:font-size-complex="14pt" style:font-style-complex="normal"/>
    </style:style>
    <style:style style:name="T53" style:family="text">
      <style:text-properties fo:font-size="14pt" fo:font-style="normal" officeooo:rsid="001e9f57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1f468b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20dac3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2254f9" style:font-size-asian="14pt" style:font-style-asian="normal" style:font-size-complex="14pt" style:font-style-complex="normal"/>
    </style:style>
    <style:style style:name="T57" style:family="text">
      <style:text-properties style:text-underline-style="solid" style:text-underline-width="auto" style:text-underline-color="font-color" fo:font-weight="normal" officeooo:rsid="00091a57" style:font-weight-asian="normal" style:font-weight-complex="normal"/>
    </style:style>
    <style:style style:name="T58" style:family="text">
      <style:text-properties style:text-underline-style="solid" style:text-underline-width="auto" style:text-underline-color="font-color" fo:font-weight="normal" officeooo:rsid="0015ee34" style:font-weight-asian="normal" style:font-weight-complex="normal"/>
    </style:style>
    <style:style style:name="T59" style:family="text">
      <style:text-properties style:text-underline-style="solid" style:text-underline-width="auto" style:text-underline-color="font-color" fo:font-weight="normal" officeooo:rsid="002254f9" style:font-weight-asian="normal" style:font-weight-complex="normal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2" style:family="text">
      <style:text-properties fo:font-style="italic" fo:font-weight="normal" officeooo:rsid="00062979" style:font-style-asian="italic" style:font-weight-asian="normal" style:font-style-complex="italic" style:font-weight-complex="normal"/>
    </style:style>
    <style:style style:name="T63" style:family="text">
      <style:text-properties fo:font-style="italic" fo:font-weight="normal" officeooo:rsid="00091a57" style:font-style-asian="italic" style:font-weight-asian="normal" style:font-style-complex="italic" style:font-weight-complex="normal"/>
    </style:style>
    <style:style style:name="T64" style:family="text">
      <style:text-properties fo:font-style="italic" fo:font-weight="normal" officeooo:rsid="001d5722" style:font-style-asian="italic" style:font-weight-asian="normal" style:font-style-complex="italic" style:font-weight-complex="normal"/>
    </style:style>
    <style:style style:name="T65" style:family="text">
      <style:text-properties fo:font-style="italic" fo:font-weight="normal" officeooo:rsid="002254f9" style:font-style-asian="italic" style:font-weight-asian="normal" style:font-style-complex="italic" style:font-weight-complex="normal"/>
    </style:style>
    <style:style style:name="T66" style:family="text">
      <style:text-properties fo:font-style="italic" style:text-underline-style="solid" style:text-underline-width="auto" style:text-underline-color="font-color" fo:font-weight="normal" officeooo:rsid="002254f9" style:font-style-asian="italic" style:font-weight-asian="normal" style:font-style-complex="italic" style:font-weight-complex="normal"/>
    </style:style>
    <style:style style:name="T67" style:family="text">
      <style:text-properties fo:font-style="normal" style:font-style-asian="normal" style:font-style-complex="normal"/>
    </style:style>
    <style:style style:name="T68" style:family="text">
      <style:text-properties fo:font-style="normal" officeooo:rsid="00127e04" style:font-style-asian="normal" style:font-style-complex="normal"/>
    </style:style>
    <style:style style:name="T69" style:family="text">
      <style:text-properties fo:font-style="normal" officeooo:rsid="0008ac49" style:font-style-asian="normal" style:font-style-complex="normal"/>
    </style:style>
    <style:style style:name="T70" style:family="text">
      <style:text-properties fo:font-style="normal" officeooo:rsid="00091a57" style:font-style-asian="normal" style:font-style-complex="normal"/>
    </style:style>
    <style:style style:name="T71" style:family="text">
      <style:text-properties fo:font-style="normal" officeooo:rsid="000cbe35" style:font-style-asian="normal" style:font-style-complex="normal"/>
    </style:style>
    <style:style style:name="T72" style:family="text">
      <style:text-properties fo:font-style="normal" officeooo:rsid="000de1ac" style:font-style-asian="normal" style:font-style-complex="normal"/>
    </style:style>
    <style:style style:name="T73" style:family="text">
      <style:text-properties fo:font-style="normal" officeooo:rsid="00184a3d" style:font-style-asian="normal" style:font-style-complex="normal"/>
    </style:style>
    <style:style style:name="T74" style:family="text">
      <style:text-properties fo:font-style="normal" officeooo:rsid="0019d311" style:font-style-asian="normal" style:font-style-complex="normal"/>
    </style:style>
    <style:style style:name="T75" style:family="text">
      <style:text-properties fo:font-style="normal" officeooo:rsid="001c27f1" style:font-style-asian="normal" style:font-style-complex="normal"/>
    </style:style>
    <style:style style:name="T76" style:family="text">
      <style:text-properties fo:font-style="normal" officeooo:rsid="001d5722" style:font-style-asian="normal" style:font-style-complex="normal"/>
    </style:style>
    <style:style style:name="T77" style:family="text">
      <style:text-properties fo:font-style="normal" officeooo:rsid="001e9f57" style:font-style-asian="normal" style:font-style-complex="normal"/>
    </style:style>
    <style:style style:name="T78" style:family="text">
      <style:text-properties fo:font-style="normal" officeooo:rsid="0020dac3" style:font-style-asian="normal" style:font-style-complex="normal"/>
    </style:style>
    <style:style style:name="T79" style:family="text">
      <style:text-properties fo:font-style="normal" officeooo:rsid="002254f9" style:font-style-asian="normal" style:font-style-complex="normal"/>
    </style:style>
    <style:style style:name="T8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008ac49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0091a57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00abd1d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00de1ac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0127e04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0f83cf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11b39c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015ee34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0184a3d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19d311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1c27f1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1d5722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1f468b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20dac3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54f9" style:font-style-asian="normal" style:font-weight-asian="normal" style:font-style-complex="normal" style:font-weight-complex="normal"/>
    </style:style>
    <style:style style:name="T96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97" style:family="text">
      <style:text-properties fo:font-style="normal" style:text-underline-style="solid" style:text-underline-width="auto" style:text-underline-color="font-color" fo:font-weight="normal" officeooo:rsid="00091a57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solid" style:text-underline-width="auto" style:text-underline-color="font-color" fo:font-weight="normal" officeooo:rsid="000abd1d" style:font-style-asian="normal" style:font-weight-asian="normal" style:font-style-complex="normal" style:font-weight-complex="normal"/>
    </style:style>
    <style:style style:name="T99" style:family="text">
      <style:text-properties fo:font-style="normal" style:text-underline-style="solid" style:text-underline-width="auto" style:text-underline-color="font-color" fo:font-weight="normal" officeooo:rsid="000de1ac" style:font-style-asian="normal" style:font-weight-asian="normal" style:font-style-complex="normal" style:font-weight-complex="normal"/>
    </style:style>
    <style:style style:name="T100" style:family="text">
      <style:text-properties fo:font-style="normal" style:text-underline-style="solid" style:text-underline-width="auto" style:text-underline-color="font-color" fo:font-weight="normal" officeooo:rsid="0015ee34" style:font-style-asian="normal" style:font-weight-asian="normal" style:font-style-complex="normal" style:font-weight-complex="normal"/>
    </style:style>
    <style:style style:name="T101" style:family="text">
      <style:text-properties fo:font-style="normal" style:text-underline-style="solid" style:text-underline-width="auto" style:text-underline-color="font-color" fo:font-weight="normal" officeooo:rsid="00184a3d" style:font-style-asian="normal" style:font-weight-asian="normal" style:font-style-complex="normal" style:font-weight-complex="normal"/>
    </style:style>
    <style:style style:name="T102" style:family="text">
      <style:text-properties fo:font-style="normal" style:text-underline-style="solid" style:text-underline-width="auto" style:text-underline-color="font-color" fo:font-weight="normal" officeooo:rsid="0019d311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solid" style:text-underline-width="auto" style:text-underline-color="font-color" fo:font-weight="normal" officeooo:rsid="001c27f1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solid" style:text-underline-width="auto" style:text-underline-color="font-color" fo:font-weight="normal" officeooo:rsid="001d5722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solid" style:text-underline-width="auto" style:text-underline-color="font-color" fo:font-weight="normal" officeooo:rsid="001f468b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solid" style:text-underline-width="auto" style:text-underline-color="font-color" fo:font-weight="normal" officeooo:rsid="0020dac3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solid" style:text-underline-width="auto" style:text-underline-color="font-color" fo:font-weight="normal" officeooo:rsid="002254f9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9" style:family="text">
      <style:text-properties fo:font-style="normal" style:text-underline-style="solid" style:text-underline-width="auto" style:text-underline-color="font-color" officeooo:rsid="000cbe35" style:font-style-asian="normal" style:font-style-complex="normal"/>
    </style:style>
    <style:style style:name="T110" style:family="text">
      <style:text-properties fo:font-style="normal" style:text-underline-style="solid" style:text-underline-width="auto" style:text-underline-color="font-color" officeooo:rsid="001d5722" style:font-style-asian="normal" style:font-style-complex="normal"/>
    </style:style>
    <style:style style:name="T111" style:family="text">
      <style:text-properties fo:font-style="normal" style:text-underline-style="solid" style:text-underline-width="auto" style:text-underline-color="font-color" officeooo:rsid="001e9f57" style:font-style-asian="normal" style:font-style-complex="normal"/>
    </style:style>
    <style:style style:name="T1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0f83cf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2254f9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127e04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style:font-style-asian="normal" style:font-style-complex="normal"/>
    </style:style>
    <style:style style:name="T117" style:family="text">
      <style:text-properties fo:font-style="normal" style:text-underline-style="none" officeooo:rsid="000f83cf" style:font-style-asian="normal" style:font-style-complex="normal"/>
    </style:style>
    <style:style style:name="T118" style:family="text">
      <style:text-properties fo:font-style="normal" style:text-underline-style="none" officeooo:rsid="001c27f1" style:font-style-asian="normal" style:font-style-complex="normal"/>
    </style:style>
    <style:style style:name="T119" style:family="text">
      <style:text-properties fo:font-style="normal" style:text-underline-style="none" officeooo:rsid="001d5722" style:font-style-asian="normal" style:font-style-complex="normal"/>
    </style:style>
    <style:style style:name="T1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1" style:family="text">
      <style:text-properties style:font-name="Segoe UI" fo:font-size="10pt" fo:font-style="italic" style:text-underline-style="none" fo:font-weight="normal" officeooo:rsid="00062979" style:font-size-asian="10pt" style:font-style-asian="italic" style:font-weight-asian="normal" style:font-size-complex="10pt" style:font-style-complex="italic" style:font-weight-complex="normal"/>
    </style:style>
    <style:style style:name="T122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23" style:family="text">
      <style:text-properties style:font-name="Segoe UI" fo:font-size="10pt" fo:font-style="normal" style:text-underline-style="none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24" style:family="text">
      <style:text-properties style:font-name="Segoe UI" fo:font-size="10pt" fo:font-style="normal" style:text-underline-style="none" fo:font-weight="normal" officeooo:rsid="000abd1d" style:font-size-asian="10pt" style:font-style-asian="normal" style:font-weight-asian="normal" style:font-size-complex="10pt" style:font-style-complex="normal" style:font-weight-complex="normal"/>
    </style:style>
    <style:style style:name="T125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26" style:family="text">
      <style:text-properties style:font-name="Segoe UI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27" style:family="text">
      <style:text-properties style:font-name="Segoe UI" fo:font-size="10pt" fo:font-style="normal" style:text-underline-style="solid" style:text-underline-width="auto" style:text-underline-color="font-color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28" style:family="text">
      <style:text-properties style:font-name="Segoe U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9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30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31" style:family="text">
      <style:text-properties style:font-name="Segoe UI" fo:font-size="10pt" style:text-underline-style="none" fo:font-weight="normal" officeooo:rsid="00062979" style:font-size-asian="10pt" style:font-weight-asian="normal" style:font-size-complex="10pt" style:font-weight-complex="normal"/>
    </style:style>
    <style:style style:name="T132" style:family="text">
      <style:text-properties style:font-name="Segoe UI" fo:font-size="10pt" style:text-underline-style="none" fo:font-weight="bold" officeooo:rsid="00127e04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6">Pre-condizioni </text:span><text:span text:style-name="T17">generali </text:span><text:span text:style-name="T16">: </text:span><text:span text:style-name="T18">L’attore è identificato con un’istanza </text:span><text:span text:style-name="T20">o</text:span><text:span text:style-name="T18"> di </text:span><text:span text:style-name="T19">Organizzatore</text:span></text:p>
      <text:p text:style-name="P12"/>
      <text:p text:style-name="P12"><text:span text:style-name="T15">1</text:span>. <text:span text:style-name="T11">consultaTabelloneTurni</text:span>(<text:span text:style-name="T12">)</text:span></text:p>
      <text:p text:style-name="P13"/>
      <text:p text:style-name="P1">Pre-condizioni : <text:span text:style-name="T2">assenti, potrebbe essere eseguita in qualsiasi momento / UC</text:span></text:p>
      <text:p text:style-name="P1">Post-condizioni : <text:span text:style-name="T2">assenti, è un’interrogazione al sistema</text:span></text:p>
      <text:p text:style-name="P15"/>
      <text:p text:style-name="P15"/>
      <text:p text:style-name="P1"><text:span text:style-name="T21">2. </text:span><text:span text:style-name="T22">crea</text:span><text:span text:style-name="T21">Evento(</text:span><text:span text:style-name="T24">luogo</text:span><text:span text:style-name="T23"> : testo, </text:span><text:span text:style-name="T24">partecipanti</text:span><text:span text:style-name="T23"> : intero, </text:span><text:span text:style-name="T24">elegante</text:span><text:span text:style-name="T23"> : sì/no, </text:span><text:span text:style-name="T24">privato</text:span><text:span text:style-name="T23"> : sì/no</text:span><text:span text:style-name="T21">)</text:span><text:span text:style-name="T2"> </text:span></text:p>
      <text:p text:style-name="P15"/>
      <text:p text:style-name="P1"><text:span text:style-name="T2"><text:s/></text:span><text:span text:style-name="T11">Pre-condizioni:</text:span></text:p>
      <text:p text:style-name="P1"><text:span text:style-name="T2"><text:s/></text:span><text:span text:style-name="T11">Post-condizioni: </text:span></text:p>
      <text:list xml:id="list4042941476" text:style-name="L1">
        <text:list-item>
          <text:p text:style-name="P34"><text:span text:style-name="T80">è stata creata un’istanza </text:span><text:span text:style-name="T1">ev</text:span><text:span text:style-name="T80"> di Evento</text:span></text:p>
        </text:list-item>
        <text:list-item>
          <text:p text:style-name="P35"><text:span text:style-name="T1">o</text:span><text:span text:style-name="T80"> </text:span><text:span text:style-name="T67">organizza</text:span><text:span text:style-name="T80"> </text:span><text:span text:style-name="T1">ev</text:span></text:p>
        </text:list-item>
        <text:list-item>
          <text:p text:style-name="P34"><text:span text:style-name="T1">ev.</text:span><text:span text:style-name="T80">luogo = </text:span><text:span text:style-name="T96">luogo</text:span></text:p>
        </text:list-item>
        <text:list-item>
          <text:p text:style-name="P34"><text:span text:style-name="T1">ev.</text:span><text:span text:style-name="T80">partecipanti </text:span><text:span text:style-name="T81">attesi</text:span><text:span text:style-name="T80"> = </text:span><text:span text:style-name="T96">partecipanti</text:span></text:p>
        </text:list-item>
        <text:list-item>
          <text:p text:style-name="P83"><text:span text:style-name="T121">ev.</text:span><text:span text:style-name="T123">elegante = </text:span><text:span text:style-name="T127">elegante</text:span></text:p>
        </text:list-item>
        <text:list-item>
          <text:p text:style-name="P84"><text:span text:style-name="T129">ev.</text:span><text:span text:style-name="T128">privato = </text:span><text:span text:style-name="T126">privato</text:span></text:p>
        </text:list-item>
      </text:list>
      <text:p text:style-name="P75"/>
      <text:p text:style-name="P75"/>
      <text:p text:style-name="P6"><text:span text:style-name="T38">3</text:span><text:span text:style-name="T39">. </text:span><text:span text:style-name="T38">aggiungiServizio</text:span><text:span text:style-name="T39">(</text:span><text:span text:style-name="T25">tipoServizio</text:span><text:span text:style-name="T38"> : testo, </text:span><text:span text:style-name="T25">durata</text:span><text:span text:style-name="T38"> : intero, </text:span><text:span text:style-name="T25">data</text:span><text:span text:style-name="T38"> : </text:span><text:span text:style-name="T40">Data, </text:span><text:span text:style-name="T26">partecipanti</text:span><text:span text:style-name="T41"> : intero</text:span><text:span text:style-name="T39">)</text:span></text:p>
      <text:p text:style-name="P15"/>
      <text:p text:style-name="P2"><text:span text:style-name="T11">Pre-condizioni: </text:span><text:span text:style-name="T3">è in corso la definizione di un Evento </text:span><text:span text:style-name="T62">ev</text:span></text:p>
      <text:p text:style-name="P2"><text:span text:style-name="T11">Post-condizioni:</text:span><text:span text:style-name="T2"> </text:span><text:span text:style-name="T4">se </text:span><text:span text:style-name="T57">partecipanti</text:span><text:span text:style-name="T4"> &lt;= </text:span><text:span text:style-name="T63">ev</text:span><text:span text:style-name="T82">.</text:span><text:span text:style-name="T83">partecipanti attesi</text:span></text:p>
      <text:list xml:id="list4039574345" text:style-name="L2">
        <text:list-item>
          <text:p text:style-name="P26">è stata creata un’istanza <text:span text:style-name="T60">serv</text:span><text:span text:style-name="T67"> di Servizio</text:span></text:p>
        </text:list-item>
        <text:list-item>
          <text:p text:style-name="P51">ev<text:span text:style-name="T67"> </text:span><text:span text:style-name="T120">prevede</text:span><text:span text:style-name="T67"> </text:span>serv</text:p>
        </text:list-item>
        <text:list-item>
          <text:p text:style-name="P51">serv<text:span text:style-name="T67">.tipo </text:span><text:span text:style-name="T69">s</text:span><text:span text:style-name="T67">ervizio = </text:span><text:span text:style-name="T108">tipoServizio</text:span></text:p>
        </text:list-item>
        <text:list-item>
          <text:p text:style-name="P26"><text:span text:style-name="T60">serv.</text:span><text:span text:style-name="T67">durata = </text:span><text:span text:style-name="T108">durata</text:span></text:p>
        </text:list-item>
        <text:list-item>
          <text:p text:style-name="P51">serv.<text:span text:style-name="T67">data = </text:span><text:span text:style-name="T108">data</text:span></text:p>
        </text:list-item>
        <text:list-item>
          <text:p text:style-name="P53">serv.<text:span text:style-name="T67">partecipanti </text:span><text:span text:style-name="T71">= </text:span><text:span text:style-name="T109">partecipanti</text:span></text:p>
        </text:list-item>
      </text:list>
      <text:p text:style-name="P77"/>
      <text:p text:style-name="P77"/>
      <text:p text:style-name="P7"><text:span text:style-name="T40">4</text:span><text:span text:style-name="T39">. </text:span><text:span text:style-name="T40">scegliChef</text:span><text:span text:style-name="T39">(</text:span><text:span text:style-name="T25">chef</text:span><text:span text:style-name="T40"> : Chef</text:span><text:span text:style-name="T39">)</text:span></text:p>
      <text:p text:style-name="P16"/>
      <text:p text:style-name="P3"><text:span text:style-name="T11">Pre-condizioni: </text:span><text:span text:style-name="T3">è in corso la definizione di un Evento </text:span><text:span text:style-name="T62">ev</text:span></text:p>
      <text:p text:style-name="P79">Post-condizioni:</text:p>
      <text:list xml:id="list1195636427" text:style-name="L3">
        <text:list-item>
          <text:p text:style-name="P52"><text:span text:style-name="T68">[ </text:span><text:span text:style-name="T67">se esiste uno Chef </text:span>ch <text:span text:style-name="T67">tale che </text:span>ev <text:span text:style-name="T120">è assegnato a </text:span>ch<text:span text:style-name="T67"> ] <text:s/>la relazione </text:span><text:span text:style-name="T120">è assegnato a </text:span><text:span text:style-name="T67">tra </text:span>ev<text:span text:style-name="T67"> e </text:span>ch<text:span text:style-name="T67"> è eliminata</text:span></text:p>
        </text:list-item>
        <text:list-item>
          <text:p text:style-name="P52">ev<text:span text:style-name="T67"> </text:span><text:span text:style-name="T120">è assegnato a </text:span><text:span text:style-name="T108">chef</text:span></text:p>
        </text:list-item>
      </text:list>
      <text:p text:style-name="P77"/>
      <text:p text:style-name="P77"/>
      <text:p text:style-name="P8"><text:span text:style-name="T42">5</text:span><text:span text:style-name="T39">. </text:span><text:span text:style-name="T41">modificaPartecipantiAttesi</text:span><text:span text:style-name="T39">(</text:span><text:span text:style-name="T26">numeroPartecipanti</text:span><text:span text:style-name="T41"> : intero</text:span><text:span text:style-name="T39">)</text:span></text:p>
      <text:p text:style-name="P17"/>
      <text:p text:style-name="P4"><text:span text:style-name="T11">Pre-condizioni: </text:span><text:span text:style-name="T3">è in corso la definizione di un Evento </text:span><text:span text:style-name="T62">ev</text:span></text:p>
      <text:p text:style-name="P8"><text:span text:style-name="T68">Post-condizioni: </text:span><text:span text:style-name="T82">se per ogni Servizio </text:span><text:span text:style-name="T4">serv</text:span><text:span text:style-name="T82"> tale che </text:span><text:span text:style-name="T4">ev</text:span><text:span text:style-name="T82"> </text:span><text:span text:style-name="T70">prevede</text:span><text:span text:style-name="T82"> </text:span><text:span text:style-name="T4">serv </text:span><text:span text:style-name="T82">si ha </text:span><text:span text:style-name="T4">serv.</text:span><text:span text:style-name="T82">partecipanti &lt;= </text:span><text:span text:style-name="T97">numeroPartecipanti</text:span></text:p>
      <text:list xml:id="list150022199789878" text:continue-numbering="true" text:style-name="L3">
        <text:list-item>
          <text:p text:style-name="P54">ev.<text:span text:style-name="T67">partecipanti attesi = </text:span><text:span text:style-name="T108">numeroPartecipanti</text:span></text:p>
        </text:list-item>
      </text:list>
      <text:p text:style-name="P76"><text:soft-page-break/></text:p>
      <text:p text:style-name="P38"><text:span text:style-name="T42">5</text:span><text:span text:style-name="T46">a</text:span><text:span text:style-name="T39">.</text:span><text:span text:style-name="T46">1</text:span><text:span text:style-name="T39"> </text:span><text:span text:style-name="T46">proponi</text:span><text:span text:style-name="T48">AggiuntaA</text:span><text:span text:style-name="T46">Menù</text:span><text:span text:style-name="T39">(</text:span><text:span text:style-name="T29">menu</text:span><text:span text:style-name="T47"> : Menu, </text:span><text:span text:style-name="T30">ricetta</text:span><text:span text:style-name="T47">: </text:span><text:span text:style-name="T48">Ricetta</text:span><text:span text:style-name="T39">)</text:span></text:p>
      <text:p text:style-name="P20"/>
      <text:p text:style-name="P28"><text:span text:style-name="T11">Pre-condizioni: </text:span><text:span text:style-name="T3">è in corso la definizione di un Evento </text:span><text:span text:style-name="T62">ev</text:span></text:p>
      <text:p text:style-name="P40"><text:span text:style-name="T68">Post-condizioni: </text:span><text:span text:style-name="T89">se esiste un Servizio </text:span><text:span text:style-name="T7">serv</text:span><text:span text:style-name="T89"> tale che </text:span><text:span text:style-name="T7">ev</text:span><text:span text:style-name="T89"> </text:span><text:span text:style-name="T73">prevede</text:span><text:span text:style-name="T89"> </text:span><text:span text:style-name="T7">serv</text:span><text:span text:style-name="T89"> e </text:span><text:span text:style-name="T101">menu</text:span><text:span text:style-name="T89"> è </text:span><text:span text:style-name="T73">in uso in </text:span><text:span text:style-name="T7">serv</text:span></text:p>
      <text:p text:style-name="P40"><text:span text:style-name="T89">ed </text:span><text:span text:style-name="T7">ev.</text:span><text:span text:style-name="T89">menù approvati = no</text:span></text:p>
      <text:list xml:id="list2869961308" text:style-name="L8">
        <text:list-item>
          <text:p text:style-name="P50"><text:span text:style-name="T80">[ se non esiste una Sezione </text:span><text:span text:style-name="T1">sez</text:span><text:span text:style-name="T80"> tale che </text:span><text:span text:style-name="T96">menu</text:span><text:span text:style-name="T80"> </text:span><text:span text:style-name="T67">contiene</text:span><text:span text:style-name="T80"> </text:span><text:span text:style-name="T1">sez</text:span><text:span text:style-name="T80"> e </text:span><text:span text:style-name="T1">sez</text:span><text:span text:style-name="T80">.nome = “Proposte dell’organizzatore” ]</text:span></text:p>
          <text:list>
            <text:list-item>
              <text:p text:style-name="P50"><text:span text:style-name="T80">è stata creata un’istanza </text:span><text:span text:style-name="T1">sez</text:span><text:span text:style-name="T80"> di Sezione</text:span></text:p>
            </text:list-item>
            <text:list-item>
              <text:p text:style-name="P67"><text:span text:style-name="T80">menu</text:span><text:span text:style-name="T112"> </text:span><text:span text:style-name="T116">contiene</text:span><text:span text:style-name="T112"> </text:span><text:span text:style-name="T13">sez</text:span></text:p>
            </text:list-item>
            <text:list-item>
              <text:p text:style-name="P67"><text:span text:style-name="T13">sez</text:span><text:span text:style-name="T112">.nome = “Proposte dell’organizzatore”</text:span></text:p>
            </text:list-item>
          </text:list>
        </text:list-item>
        <text:list-item>
          <text:p text:style-name="P67"><text:span text:style-name="T112">[ altrimenti ]</text:span></text:p>
          <text:list>
            <text:list-item>
              <text:p text:style-name="P67"><text:span text:style-name="T112">è stata creata un’istanza </text:span><text:span text:style-name="T13">v</text:span><text:span text:style-name="T112"> di Voce</text:span></text:p>
            </text:list-item>
            <text:list-item>
              <text:p text:style-name="P67"><text:span text:style-name="T13">v</text:span><text:span text:style-name="T112"> </text:span><text:span text:style-name="T116">fa riferimento a</text:span><text:span text:style-name="T112"> </text:span><text:span text:style-name="T80">ricetta</text:span></text:p>
            </text:list-item>
            <text:list-item>
              <text:p text:style-name="P67"><text:span text:style-name="T13">v</text:span><text:span text:style-name="T112"> </text:span><text:span text:style-name="T116">appartiene</text:span><text:span text:style-name="T112"> a </text:span><text:span text:style-name="T13">sez</text:span></text:p>
            </text:list-item>
          </text:list>
        </text:list-item>
      </text:list>
      <text:p text:style-name="P38"><text:span text:style-name="T68"/></text:p>
      <text:p text:style-name="P39"><text:span text:style-name="T42">5</text:span><text:span text:style-name="T48">b</text:span><text:span text:style-name="T39">.</text:span><text:span text:style-name="T46">1</text:span><text:span text:style-name="T39"> </text:span><text:span text:style-name="T46">proponi</text:span><text:span text:style-name="T48">RimozioneA</text:span><text:span text:style-name="T46">Menù</text:span><text:span text:style-name="T39">(</text:span><text:span text:style-name="T31">menu</text:span><text:span text:style-name="T49">: Menu, </text:span><text:span text:style-name="T31">sezione?</text:span><text:span text:style-name="T49">: Sezione, </text:span><text:span text:style-name="T31">voce</text:span><text:span text:style-name="T49">: Voce</text:span><text:span text:style-name="T39">)</text:span></text:p>
      <text:p text:style-name="P21"/>
      <text:p text:style-name="P29"><text:span text:style-name="T11">Pre-condizioni: </text:span><text:span text:style-name="T3">è in corso la definizione di un Evento </text:span><text:span text:style-name="T62">ev</text:span></text:p>
      <text:p text:style-name="P41"><text:span text:style-name="T68">Post-condizioni: </text:span></text:p>
      <text:p text:style-name="P41"><text:span text:style-name="T89">se esiste un Servizio </text:span><text:span text:style-name="T7">serv</text:span><text:span text:style-name="T89"> tale che </text:span><text:span text:style-name="T7">ev</text:span><text:span text:style-name="T89"> </text:span><text:span text:style-name="T73">prevede</text:span><text:span text:style-name="T89"> </text:span><text:span text:style-name="T7">serv</text:span><text:span text:style-name="T89"> e </text:span><text:span text:style-name="T101">menu</text:span><text:span text:style-name="T89"> è </text:span><text:span text:style-name="T73">in uso in </text:span><text:span text:style-name="T7">serv </text:span><text:span text:style-name="T89">ed ev.menù approvati = no</text:span><text:span text:style-name="T90">,</text:span></text:p>
      <text:p text:style-name="P41"><text:span text:style-name="T90">e se </text:span><text:span text:style-name="T102">voce</text:span><text:span text:style-name="T90"> </text:span><text:span text:style-name="T74">appartiene</text:span><text:span text:style-name="T90"> a </text:span><text:span text:style-name="T102">menu</text:span><text:span text:style-name="T90"> oppure </text:span><text:span text:style-name="T102">sezione</text:span><text:span text:style-name="T90"> è specificata e </text:span><text:span text:style-name="T102">menu</text:span><text:span text:style-name="T90"> </text:span><text:span text:style-name="T74">contiene</text:span><text:span text:style-name="T90"> </text:span><text:span text:style-name="T102">sezione</text:span><text:span text:style-name="T90"> e </text:span><text:span text:style-name="T102">voce</text:span><text:span text:style-name="T90"> </text:span><text:span text:style-name="T74">appartiene </text:span><text:span text:style-name="T90">a </text:span><text:span text:style-name="T102">sezione</text:span></text:p>
      <text:list xml:id="list2955059392" text:style-name="L10">
        <text:list-item>
          <text:p text:style-name="P68"><text:span text:style-name="T90">v</text:span><text:span text:style-name="T80">oce</text:span><text:span text:style-name="T112">.proposta rimozione = sì</text:span></text:p>
        </text:list-item>
      </text:list>
      <text:p text:style-name="P38"><text:span text:style-name="T68"/></text:p>
      <text:p text:style-name="P38"><text:span text:style-name="T42">5</text:span><text:span text:style-name="T48">c</text:span><text:span text:style-name="T39">.</text:span><text:span text:style-name="T46">1</text:span><text:span text:style-name="T39"> </text:span><text:span text:style-name="T46">approvaMenù</text:span><text:span text:style-name="T39">()</text:span></text:p>
      <text:p text:style-name="P20"/>
      <text:p text:style-name="P28"><text:span text:style-name="T11">Pre-condizioni: </text:span><text:span text:style-name="T3">è in corso la definizione di un Evento </text:span><text:span text:style-name="T62">ev</text:span></text:p>
      <text:p text:style-name="P38"><text:span text:style-name="T68">Post-condizioni: </text:span></text:p>
      <text:list xml:id="list458121453" text:style-name="L7">
        <text:list-item>
          <text:p text:style-name="P55">ev.<text:span text:style-name="T67">menù approvati = sì</text:span></text:p>
        </text:list-item>
      </text:list>
      <text:p text:style-name="P57"><text:span text:style-name="T67"/></text:p>
      <text:p text:style-name="P57"><text:span text:style-name="T67"/></text:p>
      <text:p text:style-name="P42"><text:span text:style-name="T42">5</text:span><text:span text:style-name="T50">d</text:span><text:span text:style-name="T39">.</text:span><text:span text:style-name="T46">1</text:span><text:span text:style-name="T39"> </text:span><text:span text:style-name="T50">modificaServizio</text:span><text:span text:style-name="T39">(</text:span><text:span text:style-name="T32">servizio</text:span><text:span text:style-name="T50">: Servizio, </text:span><text:span text:style-name="T33">tipoServizio?</text:span><text:span text:style-name="T51">: enum, </text:span><text:span text:style-name="T33">d</text:span><text:span text:style-name="T32">ata?</text:span><text:span text:style-name="T50">: Data, </text:span><text:span text:style-name="T33">partecipanti?</text:span><text:span text:style-name="T51">: intero</text:span><text:span text:style-name="T39">)</text:span></text:p>
      <text:p text:style-name="P22"/>
      <text:p text:style-name="P30"><text:span text:style-name="T11">Pre-condizioni: </text:span></text:p>
      <text:list xml:id="list2405782986" text:style-name="L11">
        <text:list-item>
          <text:p text:style-name="P87"><text:span text:style-name="T131">è in corso la definizione di un Evento </text:span><text:span text:style-name="T121">ev</text:span></text:p>
        </text:list-item>
        <text:list-item>
          <text:p text:style-name="P85"><text:span text:style-name="T131">e</text:span><text:span text:style-name="T130">v</text:span><text:span text:style-name="T122"> </text:span><text:span text:style-name="T125">prevede</text:span><text:span text:style-name="T122"> </text:span><text:span text:style-name="T126">servizio</text:span></text:p>
        </text:list-item>
      </text:list>
      <text:p text:style-name="P42"><text:span text:style-name="T68">Post-condizioni: </text:span><text:span text:style-name="T91">se non sono specificati i </text:span><text:span text:style-name="T103">partecipanti</text:span><text:span text:style-name="T91"> oppure </text:span><text:span text:style-name="T103">partecipanti</text:span><text:span text:style-name="T91"> &lt;= </text:span><text:span text:style-name="T8">ev</text:span><text:span text:style-name="T91">.partecipanti attesi</text:span></text:p>
      <text:list xml:id="list150022203091983" text:continue-list="list458121453" text:style-name="L7">
        <text:list-item>
          <text:p text:style-name="P71"><text:span text:style-name="T118">[ </text:span><text:span text:style-name="T116">se è specificato un </text:span><text:span text:style-name="T67">tipoServizio</text:span><text:span text:style-name="T118"> </text:span><text:span text:style-name="T116">] <text:s/></text:span><text:span text:style-name="T67">servizio</text:span><text:span text:style-name="T116">.tipo servizio = </text:span><text:span text:style-name="T67">tipoServizio</text:span></text:p>
        </text:list-item>
        <text:list-item>
          <text:p text:style-name="P69"><text:span text:style-name="T118">[ se è specificata una </text:span><text:span text:style-name="T75">data</text:span><text:span text:style-name="T118"> ] <text:s/></text:span><text:span text:style-name="T67">servizio</text:span><text:span text:style-name="T116">.data = </text:span><text:span text:style-name="T75">data</text:span></text:p>
        </text:list-item>
        <text:list-item>
          <text:p text:style-name="P70"><text:span text:style-name="T118">[ se sono specificati i </text:span><text:span text:style-name="T75">partecipanti</text:span><text:span text:style-name="T118"> ] <text:s/></text:span><text:span text:style-name="T75">servizio</text:span><text:span text:style-name="T118">.</text:span><text:span text:style-name="T119">partecipanti = </text:span><text:span text:style-name="T76">partecipanti</text:span></text:p>
        </text:list-item>
      </text:list>
      <text:p text:style-name="P58"><text:span text:style-name="T67"/></text:p>
      <text:p text:style-name="P60"><text:span text:style-name="T67"/></text:p>
      <text:p text:style-name="P42"><text:span text:style-name="T42">5</text:span><text:span text:style-name="T52">e</text:span><text:span text:style-name="T39">.</text:span><text:span text:style-name="T46">1</text:span><text:span text:style-name="T39"> </text:span><text:span text:style-name="T52">terminaEvento</text:span><text:span text:style-name="T39">(</text:span><text:span text:style-name="T34">evento</text:span><text:span text:style-name="T52">: Evento</text:span><text:span text:style-name="T39">)</text:span></text:p>
      <text:p text:style-name="P22"/>
      <text:p text:style-name="P30"><text:span text:style-name="T11">Pre-condizioni: <text:s/></text:span><text:span text:style-name="T64">o</text:span><text:span text:style-name="T92"> </text:span><text:span text:style-name="T76">organizza</text:span><text:span text:style-name="T92"> </text:span><text:span text:style-name="T104">evento</text:span></text:p>
      <text:p text:style-name="P42"><text:span text:style-name="T68">Post-condizioni: </text:span></text:p>
      <text:list xml:id="list150022169452903" text:continue-numbering="true" text:style-name="L7">
        <text:list-item>
          <text:p text:style-name="P72"><text:span text:style-name="T67">evento</text:span><text:span text:style-name="T116">.terminato = sì</text:span></text:p>
        </text:list-item>
      </text:list>
      <text:p text:style-name="P43"><text:soft-page-break/><text:span text:style-name="T42">5</text:span><text:span text:style-name="T52">f</text:span><text:span text:style-name="T39">.</text:span><text:span text:style-name="T46">1</text:span><text:span text:style-name="T39"> </text:span><text:span text:style-name="T52">aggiungiNote</text:span><text:span text:style-name="T39">(</text:span><text:span text:style-name="T34">note</text:span><text:span text:style-name="T52">: testo</text:span><text:span text:style-name="T39">)</text:span></text:p>
      <text:p text:style-name="P23"/>
      <text:p text:style-name="P31"><text:span text:style-name="T11">Pre-condizioni: </text:span><text:span text:style-name="T3">è in corso la definizione di un Evento </text:span><text:span text:style-name="T62">ev</text:span></text:p>
      <text:p text:style-name="P43"><text:span text:style-name="T68">Post-condizioni: </text:span></text:p>
      <text:list xml:id="list150021741034165" text:continue-numbering="true" text:style-name="L7">
        <text:list-item>
          <text:p text:style-name="P56"><text:span text:style-name="T67">ev.</text:span><text:span text:style-name="T76">note</text:span><text:span text:style-name="T67"> = </text:span><text:span text:style-name="T110">note</text:span></text:p>
        </text:list-item>
      </text:list>
      <text:p text:style-name="P59"><text:span text:style-name="T67"/></text:p>
      <text:p text:style-name="P59"><text:span text:style-name="T67"/></text:p>
      <text:p text:style-name="P43"><text:span text:style-name="T42">5</text:span><text:span text:style-name="T53">g</text:span><text:span text:style-name="T39">.</text:span><text:span text:style-name="T46">1</text:span><text:span text:style-name="T39"> </text:span><text:span text:style-name="T53">modificaLocation</text:span><text:span text:style-name="T39">(</text:span><text:span text:style-name="T35">luogo</text:span><text:span text:style-name="T53">: testo</text:span><text:span text:style-name="T39">)</text:span></text:p>
      <text:p text:style-name="P23"/>
      <text:p text:style-name="P31"><text:span text:style-name="T11">Pre-condizioni: </text:span><text:span text:style-name="T3">è in corso la definizione di un Evento </text:span><text:span text:style-name="T62">ev</text:span></text:p>
      <text:p text:style-name="P43"><text:span text:style-name="T68">Post-condizioni: </text:span></text:p>
      <text:list xml:id="list150023590511301" text:continue-numbering="true" text:style-name="L7">
        <text:list-item>
          <text:p text:style-name="P56"><text:span text:style-name="T67">ev.</text:span><text:span text:style-name="T77">luogo</text:span><text:span text:style-name="T67"> = </text:span><text:span text:style-name="T111">luogo</text:span></text:p>
        </text:list-item>
      </text:list>
      <text:p text:style-name="P9"><text:span text:style-name="T42"/></text:p>
      <text:p text:style-name="P9"><text:span text:style-name="T42">6</text:span><text:span text:style-name="T39">. </text:span><text:span text:style-name="T42">scegliPersonale</text:span><text:span text:style-name="T39">(</text:span><text:span text:style-name="T36">personale</text:span><text:span text:style-name="T42"> : </text:span><text:span text:style-name="T43">PersonaleDiServizio</text:span><text:span text:style-name="T42">, </text:span><text:span text:style-name="T27">servizio</text:span><text:span text:style-name="T42"> : Servizio, </text:span><text:span text:style-name="T27">ruolo?</text:span><text:span text:style-name="T42"> : testo</text:span><text:span text:style-name="T39">)</text:span></text:p>
      <text:p text:style-name="P18"/>
      <text:p text:style-name="P27">Pre-condizioni: </text:p>
      <text:list xml:id="list3898618270" text:style-name="L4">
        <text:list-item>
          <text:p text:style-name="P86"><text:span text:style-name="T131">è in corso la definizione di un Evento </text:span><text:span text:style-name="T121">ev</text:span></text:p>
        </text:list-item>
        <text:list-item>
          <text:p text:style-name="P36"><text:span text:style-name="T5">ev</text:span><text:span text:style-name="T83"> prevede </text:span><text:span text:style-name="T98">servizio</text:span></text:p>
        </text:list-item>
      </text:list>
      <text:p text:style-name="P80">Post-condizioni: </text:p>
      <text:p text:style-name="P10"><text:span text:style-name="T84">se esiste un Turno di Servizio </text:span><text:span text:style-name="T6">ts</text:span><text:span text:style-name="T84"> tale che </text:span><text:span text:style-name="T99">servizio</text:span><text:span text:style-name="T84"> </text:span><text:span text:style-name="T72">è effettuato in </text:span><text:span text:style-name="T6">ts</text:span><text:span text:style-name="T84"> AND </text:span><text:span text:style-name="T105">personale</text:span><text:span text:style-name="T84"> </text:span><text:span text:style-name="T72">è disponibile in </text:span><text:span text:style-name="T6">ts</text:span></text:p>
      <text:list xml:id="list1209131123" text:style-name="L5">
        <text:list-item>
          <text:p text:style-name="P63"><text:span text:style-name="T93">personale</text:span><text:span text:style-name="T112"> </text:span><text:span text:style-name="T116">è chiamato per</text:span><text:span text:style-name="T112"> </text:span><text:span text:style-name="T80">servizio</text:span></text:p>
        </text:list-item>
        <text:list-item>
          <text:p text:style-name="P64"><text:span text:style-name="T112">[ se è specificato un </text:span><text:span text:style-name="T80">ruolo</text:span><text:span text:style-name="T112"> ] </text:span></text:p>
          <text:list>
            <text:list-item>
              <text:p text:style-name="P64"><text:span text:style-name="T113">[ se non esiste un RuoloPersonale per la relazione </text:span><text:span text:style-name="T117">è chiamato per</text:span><text:span text:style-name="T113"> tra </text:span><text:span text:style-name="T93">personale</text:span><text:span text:style-name="T113"> e </text:span><text:span text:style-name="T86">servizio</text:span><text:span text:style-name="T113"> ] </text:span></text:p>
              <text:list>
                <text:list-item>
                  <text:p text:style-name="P64"><text:span text:style-name="T113">è stata creata una istanza di RuoloPersonale </text:span><text:span text:style-name="T14">r</text:span><text:span text:style-name="T113"> </text:span></text:p>
                </text:list-item>
              </text:list>
            </text:list-item>
            <text:list-item>
              <text:p text:style-name="P65"><text:span text:style-name="T14">r</text:span><text:span text:style-name="T112">.ruolo = </text:span><text:span text:style-name="T80">ruolo</text:span></text:p>
            </text:list-item>
          </text:list>
        </text:list-item>
      </text:list>
      <text:p text:style-name="P78"/>
      <text:p text:style-name="P78"/>
      <text:p text:style-name="P44"><text:span text:style-name="T54">6a</text:span><text:span text:style-name="T39">.</text:span><text:span text:style-name="T46">1</text:span><text:span text:style-name="T39"> </text:span><text:span text:style-name="T54">rimuoviPersonale</text:span><text:span text:style-name="T39">(</text:span><text:span text:style-name="T36">servizio:</text:span><text:span text:style-name="T54"> Servizio, </text:span><text:span text:style-name="T36">personale</text:span><text:span text:style-name="T54">: PersonaleDiServizio</text:span><text:span text:style-name="T39">)</text:span></text:p>
      <text:p text:style-name="P24"/>
      <text:p text:style-name="P32"><text:span text:style-name="T11">Pre-condizioni: </text:span><text:span text:style-name="T3">è in corso la definizione di un Evento </text:span><text:span text:style-name="T62">ev</text:span></text:p>
      <text:p text:style-name="P44"><text:span text:style-name="T68">Post-condizioni:</text:span><text:span text:style-name="T85"> </text:span><text:span text:style-name="T94">se </text:span><text:span text:style-name="T9">ev </text:span><text:span text:style-name="T78">prevede</text:span><text:span text:style-name="T94"> </text:span><text:span text:style-name="T106">servizio</text:span><text:span text:style-name="T94"> e </text:span><text:span text:style-name="T106">personale</text:span><text:span text:style-name="T94"> </text:span><text:span text:style-name="T78">è chiamato per</text:span><text:span text:style-name="T94"> </text:span><text:span text:style-name="T106">servizio</text:span></text:p>
      <text:list xml:id="list150023242099437" text:continue-list="list150023590511301" text:style-name="L7">
        <text:list-item>
          <text:p text:style-name="P61"><text:span text:style-name="T77">l’</text:span><text:span text:style-name="T67">istanza </text:span>rp<text:span text:style-name="T67"> di RuoloPersonale relativa alla relazione </text:span><text:span text:style-name="T120">è chiamato per</text:span><text:span text:style-name="T67"> è eliminata</text:span></text:p>
        </text:list-item>
        <text:list-item>
          <text:p text:style-name="P61"><text:span text:style-name="T67">la relazione </text:span><text:span text:style-name="T120">è chiamato per </text:span><text:span text:style-name="T67">tra </text:span><text:span text:style-name="T108">personale</text:span><text:span text:style-name="T67"> e </text:span><text:span text:style-name="T108">servizio</text:span></text:p>
        </text:list-item>
      </text:list>
      <text:p text:style-name="P78"/>
      <text:p text:style-name="P78"/>
      <text:p text:style-name="P78"/>
      <text:p text:style-name="P11"><text:span text:style-name="T44">7</text:span><text:span text:style-name="T39">. </text:span><text:span text:style-name="T45">cancellaEvento</text:span><text:span text:style-name="T39">(</text:span><text:span text:style-name="T28">evento</text:span><text:span text:style-name="T45"> : Evento</text:span><text:span text:style-name="T39">)</text:span></text:p>
      <text:p text:style-name="P19"/>
      <text:p text:style-name="P14"><text:span text:style-name="T132">Pre-condizioni: </text:span><text:span text:style-name="T124">--</text:span></text:p>
      <text:p text:style-name="P11"><text:span text:style-name="T68">Post-condizioni: </text:span><text:span text:style-name="T87">Se </text:span><text:span text:style-name="T100">evento</text:span><text:span text:style-name="T88">.menù approvati = no</text:span></text:p>
      <text:list xml:id="list3845143613" text:style-name="L6">
        <text:list-item>
          <text:p text:style-name="P47"><text:span text:style-name="T87">p</text:span><text:span text:style-name="T80">er ogni Servizio </text:span><text:span text:style-name="T1">serv</text:span><text:span text:style-name="T80"> tale che </text:span><text:span text:style-name="T96">evento</text:span><text:span text:style-name="T80"> </text:span><text:span text:style-name="T67">prevede</text:span><text:span text:style-name="T80"> </text:span><text:span text:style-name="T1">serv</text:span></text:p>
          <text:list>
            <text:list-item>
              <text:p text:style-name="P81"><text:span text:style-name="T1">[ se esiste un FoglioRiepilogativo </text:span><text:span text:style-name="T61">f</text:span><text:span text:style-name="T1"> tale che </text:span><text:span text:style-name="T61">f</text:span><text:span text:style-name="T1"> </text:span>si riferisce a <text:span text:style-name="T61">serv</text:span><text:span text:style-name="T1"> ]</text:span></text:p>
              <text:list>
                <text:list-item>
                  <text:p text:style-name="P81"><text:span text:style-name="T1">per ogni Compito </text:span><text:span text:style-name="T61">com</text:span><text:span text:style-name="T1"> tale che </text:span><text:span text:style-name="T61">f</text:span><text:span text:style-name="T1"> </text:span>elenca<text:span text:style-name="T1"> </text:span><text:span text:style-name="T61">com</text:span><text:span text:style-name="T1">, </text:span><text:span text:style-name="T61">com</text:span><text:span text:style-name="T1"> è eliminato</text:span></text:p>
                </text:list-item>
                <text:list-item>
                  <text:p text:style-name="P48"><text:span text:style-name="T1">f</text:span><text:span text:style-name="T80"> è eliminato</text:span></text:p>
                </text:list-item>
              </text:list>
            </text:list-item>
            <text:list-item>
              <text:p text:style-name="P48"><text:span text:style-name="T80">[ se esiste un TurnoDiServizio </text:span><text:span text:style-name="T1">t</text:span><text:span text:style-name="T80"> tale che </text:span><text:span text:style-name="T1">serv</text:span><text:span text:style-name="T80"> </text:span><text:span text:style-name="T67">è effettuato in </text:span><text:span text:style-name="T1">t</text:span><text:span text:style-name="T80"> ] <text:s/></text:span><text:span text:style-name="T1">t</text:span><text:span text:style-name="T80"> è eliminato</text:span></text:p>
            </text:list-item>
            <text:list-item>
              <text:p text:style-name="P48"><text:span text:style-name="T1">serv</text:span><text:span text:style-name="T80"> è eliminato</text:span></text:p>
            </text:list-item>
          </text:list>
        </text:list-item>
        <text:list-item>
          <text:p text:style-name="P66"><text:span text:style-name="T80">evento</text:span><text:span text:style-name="T112"> è eliminato</text:span></text:p>
        </text:list-item>
      </text:list>
      <text:p text:style-name="P45"><text:soft-page-break/><text:span text:style-name="T55">7</text:span><text:span text:style-name="T54">a</text:span><text:span text:style-name="T39">.</text:span><text:span text:style-name="T46">1</text:span><text:span text:style-name="T39"> </text:span><text:span text:style-name="T55">annullaEvento</text:span><text:span text:style-name="T39">(</text:span><text:span text:style-name="T37">evento</text:span><text:span text:style-name="T36">:</text:span><text:span text:style-name="T54"> </text:span><text:span text:style-name="T55">Evento</text:span><text:span text:style-name="T39">)</text:span></text:p>
      <text:p text:style-name="P25"/>
      <text:p text:style-name="P33"><text:span text:style-name="T11">Pre-condizioni: </text:span><text:span text:style-name="T62">--</text:span></text:p>
      <text:p text:style-name="P45"><text:span text:style-name="T68">Post-condizioni:</text:span></text:p>
      <text:list xml:id="list504783262" text:style-name="L12">
        <text:list-item>
          <text:p text:style-name="P62"><text:span text:style-name="T67">per ogni Servizio </text:span>serv<text:span text:style-name="T67"> tale che </text:span><text:span text:style-name="T108">evento</text:span><text:span text:style-name="T67"> </text:span><text:span text:style-name="T120">prevede</text:span><text:span text:style-name="T67"> </text:span>serv<text:span text:style-name="T67">, </text:span>serv.<text:span text:style-name="T67">annullato = sì</text:span></text:p>
        </text:list-item>
        <text:list-item>
          <text:p text:style-name="P73"><text:span text:style-name="T67">evento</text:span><text:span text:style-name="T116">.annullato = sì</text:span></text:p>
        </text:list-item>
      </text:list>
      <text:p text:style-name="P45"><text:span text:style-name="T68"/></text:p>
      <text:p text:style-name="P45"><text:span text:style-name="T68"/></text:p>
      <text:p text:style-name="P45"><text:span text:style-name="T55">7b</text:span><text:span text:style-name="T39">.</text:span><text:span text:style-name="T46">1</text:span><text:span text:style-name="T39"> </text:span><text:span text:style-name="T55">annullaServizio</text:span><text:span text:style-name="T39">(</text:span><text:span text:style-name="T36">servizio:</text:span><text:span text:style-name="T54"> Servizio</text:span><text:span text:style-name="T39">)</text:span></text:p>
      <text:p text:style-name="P25"/>
      <text:p text:style-name="P33"><text:span text:style-name="T11">Pre-condizioni: </text:span><text:span text:style-name="T3">è in corso la definizione di un Evento </text:span><text:span text:style-name="T62">ev</text:span></text:p>
      <text:p text:style-name="P45"><text:span text:style-name="T68">Post-condizioni: </text:span><text:span text:style-name="T95">se </text:span><text:span text:style-name="T10">ev</text:span><text:span text:style-name="T95"> </text:span><text:span text:style-name="T79">prevede</text:span><text:span text:style-name="T95"> </text:span><text:span text:style-name="T107">servizio</text:span></text:p>
      <text:list xml:id="list533171726" text:style-name="L13">
        <text:list-item>
          <text:p text:style-name="P74"><text:span text:style-name="T68">s</text:span><text:span text:style-name="T67">ervizio</text:span><text:span text:style-name="T116">.annullato = sì</text:span></text:p>
        </text:list-item>
      </text:list>
      <text:p text:style-name="P45"><text:span text:style-name="T68"/></text:p>
      <text:p text:style-name="P45"><text:span text:style-name="T68"/></text:p>
      <text:p text:style-name="P45"><text:span text:style-name="T56">7c</text:span><text:span text:style-name="T39">.</text:span><text:span text:style-name="T46">1</text:span><text:span text:style-name="T39"> </text:span><text:span text:style-name="T56">cancellaServizio</text:span><text:span text:style-name="T39">(</text:span><text:span text:style-name="T36">servizio:</text:span><text:span text:style-name="T54"> Servizio</text:span><text:span text:style-name="T39">)</text:span></text:p>
      <text:p text:style-name="P25"/>
      <text:p text:style-name="P33"><text:span text:style-name="T11">Pre-condizioni: </text:span><text:span text:style-name="T3">è in corso la definizione di un Evento </text:span><text:span text:style-name="T62">ev</text:span></text:p>
      <text:p text:style-name="P46"><text:span text:style-name="T68">Post-condizioni: </text:span><text:span text:style-name="T87">Se </text:span><text:span text:style-name="T10">ev</text:span><text:span text:style-name="T95"> </text:span><text:span text:style-name="T79">prevede</text:span><text:span text:style-name="T95"> </text:span><text:span text:style-name="T107">servizio</text:span><text:span text:style-name="T95"> e</text:span><text:span text:style-name="T87"> </text:span><text:span text:style-name="T10">ev</text:span><text:span text:style-name="T88">.menù approvati = no</text:span></text:p>
      <text:list xml:id="list150022218828741" text:continue-list="list3845143613" text:style-name="L6">
        <text:list-item>
          <text:p text:style-name="P82"><text:span text:style-name="T1">[ se esiste un FoglioRiepilogativo </text:span><text:span text:style-name="T61">f</text:span><text:span text:style-name="T1"> tale che </text:span><text:span text:style-name="T61">f</text:span><text:span text:style-name="T1"> </text:span>si riferisce a <text:span text:style-name="T59">servizio</text:span><text:span text:style-name="T1"> ]</text:span></text:p>
          <text:list>
            <text:list-item>
              <text:p text:style-name="P82"><text:span text:style-name="T1">per ogni Compito </text:span><text:span text:style-name="T61">com</text:span><text:span text:style-name="T1"> tale che </text:span><text:span text:style-name="T61">f</text:span><text:span text:style-name="T1"> </text:span>elenca<text:span text:style-name="T1"> </text:span><text:span text:style-name="T61">com</text:span><text:span text:style-name="T1">, </text:span><text:span text:style-name="T61">com</text:span><text:span text:style-name="T1"> è eliminato</text:span></text:p>
            </text:list-item>
            <text:list-item>
              <text:p text:style-name="P49"><text:span text:style-name="T1">f</text:span><text:span text:style-name="T80"> è eliminato</text:span></text:p>
            </text:list-item>
          </text:list>
        </text:list-item>
        <text:list-item>
          <text:p text:style-name="P49"><text:span text:style-name="T80">[ se esiste un TurnoDiServizio </text:span><text:span text:style-name="T1">t</text:span><text:span text:style-name="T80"> tale che </text:span><text:span text:style-name="T107">servizio</text:span><text:span text:style-name="T80"> </text:span><text:span text:style-name="T67">è effettuato in </text:span><text:span text:style-name="T1">t</text:span><text:span text:style-name="T80"> ] <text:s/></text:span><text:span text:style-name="T1">t</text:span><text:span text:style-name="T80"> è eliminato</text:span></text:p>
        </text:list-item>
        <text:list-item>
          <text:p text:style-name="P49"><text:span text:style-name="T107">servizio</text:span><text:span text:style-name="T80"> è elimina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25T15:00:20.505000000</dc:date>
    <meta:editing-duration>PT1H7M7S</meta:editing-duration>
    <meta:editing-cycles>7</meta:editing-cycles>
    <meta:document-statistic meta:table-count="0" meta:image-count="0" meta:object-count="0" meta:page-count="4" meta:paragraph-count="116" meta:word-count="855" meta:character-count="5255" meta:non-whitespace-character-count="4551"/>
  </office:meta>
</office:document-meta>
</file>